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534cm"/>
    </style:style>
    <style:style style:name="gr3" style:family="graphic" style:parent-style-name="standard">
      <style:graphic-properties svg:stroke-width="0.102cm" svg:stroke-color="#ff3333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svg:stroke-color="#000000" draw:fill="gradient" draw:fill-gradient-name="Tango_20_Red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color="#000000" draw:fill="gradient" draw:fill-gradient-name="Tango_20_Green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svg:stroke-width="0.102cm" svg:stroke-color="#00cc00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objectwithoutfill">
      <style:graphic-properties draw:stroke="dash" draw:stroke-dash="Ultrafine_20_Dashed"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stroke="dash" draw:stroke-dash="Ultrafine_20_Dashed" svg:stroke-color="#00cc00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ffffff" fo:min-height="0.381cm"/>
    </style:style>
    <style:style style:name="gr1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color="#000000" draw:fill="gradient" draw:fill-gradient-name="Tango_20_Yellow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svg:stroke-color="#000000" draw:fill="none" draw:fill-color="#ffffff" fo:min-height="0.667cm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4" style:family="paragraph">
      <style:text-properties style:font-name="Ubuntu" fo:font-size="8pt" style:font-size-asian="8pt" style:font-size-complex="8pt"/>
    </style:style>
    <style:style style:name="P5" style:family="paragraph">
      <style:text-properties style:font-name="LM Roman 5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text-position="sub 58%"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LM Roman 5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style:font-name="LM Roman 5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1.889cm" svg:y="11.088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1.85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2.61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3.374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136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898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5.66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3" draw:layer="layout" svg:width="5.588cm" svg:height="0.784cm" svg:x="1.889cm" svg:y="10.017cm">
          <draw:text-box>
            <text:p text:style-name="P1"><text:span text:style-name="T1">Word Embedding Matrix</text:span></text:p>
          </draw:text-box>
        </draw:frame>
        <draw:custom-shape draw:style-name="gr3" draw:text-style-name="P1" draw:layer="layout" svg:width="5.588cm" svg:height="2.286cm" svg:x="1.889cm" svg:y="11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3.175cm" svg:x="11.16cm" svg:y="10.144cm">
          <text:p text:style-name="P1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762cm" svg:height="3.175cm" svg:x="11.16cm" svg:y="14.208cm">
          <text:p text:style-name="P1"><text:span text:style-name="T1">F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588cm" svg:height="3.895cm" svg:x="1.889cm" svg:y="12.55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477cm" svg:y1="11.033cm" svg:x2="11.541cm" svg:y2="10.525cm">
          <text:p/>
        </draw:line>
        <draw:line draw:style-name="gr7" draw:text-style-name="P1" draw:layer="layout" svg:x1="7.477cm" svg:y1="13.319cm" svg:x2="11.541cm" svg:y2="10.525cm">
          <text:p/>
        </draw:line>
        <draw:line draw:style-name="gr7" draw:text-style-name="P1" draw:layer="layout" svg:x1="1.889cm" svg:y1="11.033cm" svg:x2="11.541cm" svg:y2="10.525cm">
          <text:p/>
        </draw:line>
        <draw:line draw:style-name="gr7" draw:text-style-name="P1" draw:layer="layout" svg:x1="1.889cm" svg:y1="13.319cm" svg:x2="11.541cm" svg:y2="10.525cm">
          <text:p/>
        </draw:line>
        <draw:line draw:style-name="gr8" draw:text-style-name="P1" draw:layer="layout" svg:x1="7.477cm" svg:y1="12.557cm" svg:x2="11.541cm" svg:y2="14.589cm">
          <text:p/>
        </draw:line>
        <draw:line draw:style-name="gr8" draw:text-style-name="P1" draw:layer="layout" svg:x1="1.889cm" svg:y1="12.557cm" svg:x2="11.541cm" svg:y2="14.589cm">
          <text:p/>
        </draw:line>
        <draw:line draw:style-name="gr8" draw:text-style-name="P1" draw:layer="layout" svg:x1="1.889cm" svg:y1="16.494cm" svg:x2="11.541cm" svg:y2="14.589cm">
          <text:p/>
        </draw:line>
        <draw:line draw:style-name="gr9" draw:text-style-name="P1" draw:layer="layout" svg:x1="7.477cm" svg:y1="16.494cm" svg:x2="11.541cm" svg:y2="14.589cm">
          <text:p/>
        </draw:line>
        <draw:frame draw:style-name="gr10" draw:text-style-name="P4" draw:layer="layout" svg:width="3.175cm" svg:height="0.631cm" svg:x="7.858cm" svg:y="13.446cm">
          <draw:text-box>
            <text:p><text:span text:style-name="T5">n-gram Convolutions</text:span></text:p>
          </draw:text-box>
        </draw:frame>
        <draw:custom-shape draw:style-name="gr4" draw:text-style-name="P3" draw:layer="layout" svg:width="0.762cm" svg:height="0.762cm" svg:x="14.716cm" svg:y="12.176cm">
          <text:p text:style-name="P1"><text:span text:style-name="T1">X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62cm" svg:height="0.762cm" svg:x="14.716cm" svg:y="12.938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762cm" svg:height="0.762cm" svg:x="14.716cm" svg:y="13.7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762cm" svg:height="0.762cm" svg:x="14.716cm" svg:y="14.462cm">
          <text:p text:style-name="P1"><text:span text:style-name="T1">X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588cm" svg:height="0.784cm" svg:x="8.747cm" svg:y="9.233cm">
          <draw:text-box>
            <text:p text:style-name="P1"><text:span text:style-name="T1">Feature Maps</text:span></text:p>
          </draw:text-box>
        </draw:frame>
        <draw:frame draw:style-name="gr2" draw:text-style-name="P3" draw:layer="layout" svg:width="5.588cm" svg:height="0.784cm" svg:x="12.303cm" svg:y="11.265cm">
          <draw:text-box>
            <text:p text:style-name="P1"><text:span text:style-name="T1">Pooled Vector</text:span></text:p>
          </draw:text-box>
        </draw:frame>
        <draw:line draw:style-name="gr13" draw:text-style-name="P1" draw:layer="layout" svg:x1="11.922cm" svg:y1="11.668cm" svg:x2="14.716cm" svg:y2="12.557cm">
          <text:p/>
        </draw:line>
        <draw:line draw:style-name="gr13" draw:text-style-name="P1" draw:layer="layout" svg:x1="11.922cm" svg:y1="15.732cm" svg:x2="14.716cm" svg:y2="14.843cm">
          <text:p/>
        </draw:line>
        <draw:g>
          <draw:custom-shape draw:style-name="gr1" draw:text-style-name="P3" draw:layer="layout" svg:width="0.762cm" svg:height="4.064cm" svg:x="17.891cm" svg:y="11.723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0.762cm" svg:height="2.54cm" svg:x="21.193cm" svg:y="12.485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1" draw:layer="layout" svg:width="2.006cm" svg:height="1.002cm" svg:x="12.078cm" svg:y="17.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5.588cm" svg:height="0.784cm" svg:x="15.605cm" svg:y="10.779cm">
          <draw:text-box>
            <text:p text:style-name="P1"><text:span text:style-name="T1">Latent Vector</text:span></text:p>
          </draw:text-box>
        </draw:frame>
        <draw:line draw:style-name="gr13" draw:text-style-name="P1" draw:layer="layout" svg:x1="15.351cm" svg:y1="13.7cm" svg:x2="17.891cm" svg:y2="13.7cm">
          <text:p/>
        </draw:line>
        <draw:line draw:style-name="gr13" draw:text-style-name="P1" draw:layer="layout" svg:x1="18.653cm" svg:y1="13.7cm" svg:x2="21.193cm" svg:y2="13.7cm">
          <text:p/>
        </draw:line>
        <draw:frame draw:style-name="gr15" draw:text-style-name="P5" draw:layer="layout" svg:width="1.397cm" svg:height="0.917cm" svg:x="15.986cm" svg:y="13.573cm">
          <draw:text-box>
            <text:p><text:span text:style-name="T6">R</text:span><text:span text:style-name="T7">f</text:span></text:p>
          </draw:text-box>
        </draw:frame>
        <draw:line draw:style-name="gr13" draw:text-style-name="P1" draw:layer="layout" svg:x1="21.955cm" svg:y1="13.7cm" svg:x2="23.479cm" svg:y2="13.7cm">
          <text:p/>
        </draw:line>
        <draw:frame draw:style-name="gr15" draw:text-style-name="P5" draw:layer="layout" svg:width="1.397cm" svg:height="0.917cm" svg:x="19.187cm" svg:y="13.574cm">
          <draw:text-box>
            <text:p><text:span text:style-name="T6">R</text:span><text:span text:style-name="T7">h</text:span></text:p>
          </draw:text-box>
        </draw:frame>
        <draw:frame draw:style-name="gr15" draw:text-style-name="P5" draw:layer="layout" svg:width="1.397cm" svg:height="0.917cm" svg:x="21.988cm" svg:y="13.575cm">
          <draw:text-box>
            <text:p><text:span text:style-name="T6">R</text:span><text:span text:style-name="T7">o</text:span></text:p>
          </draw:text-box>
        </draw:frame>
        <draw:frame draw:style-name="gr16" draw:text-style-name="P4" draw:layer="layout" svg:width="2.667cm" svg:height="0.631cm" svg:x="15.351cm" svg:y="13.069cm">
          <draw:text-box>
            <text:p><text:span text:style-name="T5">Fully Connected</text:span></text:p>
          </draw:text-box>
        </draw:frame>
        <draw:frame draw:style-name="gr16" draw:text-style-name="P4" draw:layer="layout" svg:width="2.667cm" svg:height="0.631cm" svg:x="18.652cm" svg:y="13.07cm">
          <draw:text-box>
            <text:p><text:span text:style-name="T5">Fully Connected</text:span></text:p>
          </draw:text-box>
        </draw:frame>
        <draw:frame draw:style-name="gr2" draw:text-style-name="P3" draw:layer="layout" svg:width="5.588cm" svg:height="0.784cm" svg:x="18.907cm" svg:y="11.541cm">
          <draw:text-box>
            <text:p text:style-name="P1"><text:span text:style-name="T1">Output Vector</text:span></text:p>
          </draw:text-box>
        </draw:frame>
        <draw:frame draw:style-name="gr10" draw:text-style-name="P6" draw:layer="layout" svg:width="2.54cm" svg:height="0.895cm" svg:x="12.049cm" svg:y="13.313cm">
          <draw:text-box>
            <text:p text:style-name="P1"><text:span text:style-name="T5">Max Over Time</text:span></text:p>
            <text:p text:style-name="P1"><text:span text:style-name="T5">Poo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51:46.966437085</meta:creation-date>
    <dc:date>2017-10-25T12:21:27.277055290</dc:date>
    <meta:editing-duration>PT28M5S</meta:editing-duration>
    <meta:editing-cycles>5</meta:editing-cycles>
    <meta:generator>LibreOffice/4.2.8.2$Linux_X86_64 LibreOffice_project/420m0$Build-2</meta:generator>
    <meta:document-statistic meta:object-count="45"/>
  </office:meta>
</office:document-meta>
</file>

<file path=Object 1/content.xml><?xml version="1.0" encoding="utf-8"?>
<math xmlns="http://www.w3.org/1998/Math/MathML" display="block"/>
</file>